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loext:fill-use-slide-background="false" draw:textarea-horizontal-align="justify" draw:textarea-vertical-align="middle" draw:auto-grow-height="false" fo:min-height="2.151cm" fo:min-width="4.098cm" fo:padding-top="0.125cm" fo:padding-bottom="0.125cm" fo:padding-left="0.25cm" fo:padding-right="0.25cm" fo:wrap-option="wrap" draw:shadow="hidden" draw:shadow-offset-x="0.199cm" draw:shadow-offset-y="0.199cm" draw:shadow-color="#808080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44cm" fo:min-width="4.358cm"/>
      <style:paragraph-properties style:writing-mode="lr-tb"/>
    </style:style>
    <style:style style:name="gr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926cm" fo:min-width="4.358cm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26cm" fo:min-width="4.358cm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96cm" fo:min-width="5.72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96cm" fo:min-width="4.45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object 1" draw:style-name="gr1">
          <draw:custom-shape draw:style-name="gr2" draw:text-style-name="P2" xml:id="id3" draw:id="id3" draw:layer="layout" svg:width="7.302cm" svg:height="3.811cm" svg:x="2.588cm" svg:y="9.891cm">
            <text:p text:style-name="P1"><text:span text:style-name="T1">Получение </text:span><text:span text:style-name="T1">данных из </text:span><text:span text:style-name="T1">консоли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4" xml:id="id4" draw:id="id4" draw:layer="layout" svg:width="6.35cm" svg:height="3.493cm" svg:x="12.43cm" svg:y="9.89cm">
            <text:p text:style-name="P3">Парсинг Значений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6" xml:id="id5" draw:id="id5" draw:layer="layout" svg:width="6.35cm" svg:height="3.175cm" svg:x="2.27cm" svg:y="14.971cm">
            <text:p text:style-name="P5"><text:span text:style-name="T1">Обработка значений, поиск </text:span><text:span text:style-name="T1">ошибок в данных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4" xml:id="id1" draw:id="id1" draw:layer="layout" svg:width="6.35cm" svg:height="3.175cm" svg:x="12.43cm" svg:y="14.971cm">
            <text:p text:style-name="P3">Выполнение программы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6" draw:text-style-name="P4" xml:id="id2" draw:id="id2" draw:layer="layout" svg:width="6.35cm" svg:height="1.27cm" svg:x="7.35cm" svg:y="20.05cm">
            <text:p text:style-name="P3">Конец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draw:type="line" svg:x1="15.605cm" svg:y1="18.146cm" svg:x2="10.525cm" svg:y2="20.05cm" draw:start-shape="id1" draw:start-glue-point="2" draw:end-shape="id2" draw:end-glue-point="0" svg:d="M15605 18146l-5080 1904" svg:viewBox="0 0 5081 1905">
            <text:p/>
          </draw:connector>
          <draw:connector draw:style-name="gr8" draw:text-style-name="P4" draw:layer="layout" draw:type="line" svg:x1="8.978cm" svg:y1="11.797cm" svg:x2="12.43cm" svg:y2="11.636cm" draw:start-shape="id3" draw:start-glue-point="6" draw:end-shape="id4" draw:end-glue-point="3" svg:d="M8978 11797l3452-161" svg:viewBox="0 0 3453 162">
            <text:p/>
          </draw:connector>
          <draw:connector draw:style-name="gr9" draw:text-style-name="P4" draw:layer="layout" draw:type="line" svg:x1="11.155cm" svg:y1="8.653cm" svg:x2="6.239cm" svg:y2="9.891cm" draw:end-shape="id3" draw:end-glue-point="5" svg:d="M11155 8653l-4916 1238" svg:viewBox="0 0 4917 1239">
            <text:p/>
          </draw:connector>
          <draw:connector draw:style-name="gr10" draw:text-style-name="P4" draw:layer="layout" draw:type="line" svg:x1="15.605cm" svg:y1="13.383cm" svg:x2="5.445cm" svg:y2="14.971cm" draw:start-shape="id4" draw:start-glue-point="2" draw:end-shape="id5" draw:end-glue-point="0" svg:d="M15605 13383l-10160 1588" svg:viewBox="0 0 10161 1589">
            <text:p/>
          </draw:connector>
          <draw:connector draw:style-name="gr11" draw:text-style-name="P4" draw:layer="layout" draw:type="line" svg:x1="8.62cm" svg:y1="16.558cm" svg:x2="12.43cm" svg:y2="16.558cm" draw:start-shape="id5" draw:start-glue-point="1" draw:end-shape="id1" draw:end-glue-point="3" svg:d="M8620 16558h3810" svg:viewBox="0 0 3811 1">
            <text:p/>
          </draw:connector>
        </draw:g>
        <draw:custom-shape draw:style-name="gr12" draw:text-style-name="P4" draw:layer="layout" svg:width="5.08cm" svg:height="1.27cm" svg:x="8.62cm" svg:y="7.35cm">
          <text:p text:style-name="P3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2:49:29.360968939</meta:creation-date>
    <dc:date>2023-06-06T13:12:47.807807155</dc:date>
    <meta:editing-duration>PT23M26S</meta:editing-duration>
    <meta:editing-cycles>1</meta:editing-cycles>
    <meta:generator>LibreOffice/7.5.2.2$Linux_X86_64 LibreOffice_project/50$Build-2</meta:generator>
    <meta:document-statistic meta:object-count="12"/>
  </office:meta>
</office:document-meta>
</file>